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006600" draw:textarea-horizontal-align="justify" draw:textarea-vertical-align="middle" draw:auto-grow-height="fals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11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92cm" svg:height="1.524cm" svg:x="2.716cm" svg:y="1.524cm">
          <text:p text:style-name="P2">Hadoop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18cm" svg:height="1.524cm" svg:x="10.616cm" svg:y="1.524cm">
          <text:p text:style-name="P2">MPI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2" xml:id="id6" draw:id="id6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2cm" svg:height="2.964cm" svg:x="11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72cm" svg:height="2.964cm" svg:x="12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2cm" svg:height="0.462cm" svg:x="13.1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7.432cm" svg:height="13.71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5.676cm" svg:y1="3.048cm" svg:x2="7.529cm" svg:y2="7.824cm" draw:start-shape="id1" draw:start-glue-point="2" draw:end-shape="id2" draw:end-glue-point="0" svg:d="M5676 3048l1853 4776" svg:viewBox="0 0 1854 4777">
          <text:p/>
        </draw:connector>
        <draw:frame draw:style-name="gr5" draw:text-style-name="P5" draw:layer="layout" svg:width="2.032cm" svg:height="0.886cm" svg:x="14.732cm" svg:y="1.524cm">
          <draw:text-box>
            <text:p text:style-name="P5"><text:span text:style-name="T4">(R=1)</text:span></text:p>
          </draw:text-box>
        </draw:frame>
        <draw:frame draw:style-name="gr5" draw:text-style-name="P5" draw:layer="layout" svg:width="2.118cm" svg:height="0.886cm" svg:x="6.826cm" svg:y="1.5cm">
          <draw:text-box>
            <text:p text:style-name="P5"><text:span text:style-name="T4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onnector draw:style-name="gr11" draw:text-style-name="P2" draw:layer="layout" draw:type="line" svg:x1="13.575cm" svg:y1="3.048cm" svg:x2="7.529cm" svg:y2="7.824cm" draw:start-shape="id3" draw:start-glue-point="2" draw:end-shape="id2" draw:end-glue-point="0" svg:d="M13575 3048l-6046 4776" svg:viewBox="0 0 6047 4777">
          <text:p/>
        </draw:connector>
        <draw:connector draw:style-name="gr11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2" draw:text-style-name="P2" draw:layer="layout" svg:width="0.762cm" svg:height="0.762cm" svg:x="11.3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3" draw:text-style-name="P2" draw:layer="layout" svg:width="0.762cm" svg:height="0.762cm" svg:x="6.342cm" svg:y="5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7.529cm" svg:y1="9.348cm" svg:x2="12.894cm" svg:y2="13.062cm" draw:start-shape="id2" draw:start-glue-point="2" draw:end-shape="id5" svg:d="M7529 9348l5365 3714" svg:viewBox="0 0 5366 3715">
          <text:p/>
        </draw:connector>
        <draw:custom-shape draw:style-name="gr12" draw:text-style-name="P2" draw:layer="layout" svg:width="0.762cm" svg:height="0.762cm" svg:x="9.5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6" draw:layer="layout" svg:width="1.778cm" svg:height="0.962cm" svg:x="25.568cm" svg:y="1.469cm">
          <draw:text-box>
            <text:p text:style-name="P6"><text:span text:style-name="T5">job1</text:span></text:p>
          </draw:text-box>
        </draw:frame>
        <draw:custom-shape draw:style-name="gr13" draw:text-style-name="P2" draw:layer="layout" svg:width="0.762cm" svg:height="0.762cm" svg:x="24.8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762cm" svg:height="0.762cm" svg:x="24.806cm" svg:y="3.9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1" draw:layer="layout" svg:width="1.152cm" svg:height="0.462cm" svg:x="11.3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7.529cm" svg:y1="9.348cm" svg:x2="7.894cm" svg:y2="13.062cm" draw:start-shape="id2" draw:start-glue-point="2" draw:end-shape="id6" draw:end-glue-point="0" svg:d="M7529 9348l365 3714" svg:viewBox="0 0 366 3715">
          <text:p/>
        </draw:connector>
        <draw:connector draw:style-name="gr11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onnector draw:style-name="gr11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1" draw:text-style-name="P2" draw:layer="layout" draw:type="line" svg:x1="14.829cm" svg:y1="9.348cm" svg:x2="12.894cm" svg:y2="13.062cm" draw:start-shape="id7" draw:start-glue-point="2" draw:end-shape="id5" svg:d="M14829 9348l-1935 3714" svg:viewBox="0 0 1936 3715">
          <text:p/>
        </draw:connector>
        <draw:connector draw:style-name="gr11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3" draw:text-style-name="P2" draw:layer="layout" svg:width="0.762cm" svg:height="0.762cm" svg:x="23.0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7.344cm" svg:y="10.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15.74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21.246cm" svg:y="10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0.762cm" svg:height="0.762cm" svg:x="13.5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5.845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24.846cm" svg:y="2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778cm" svg:height="0.962cm" svg:x="25.568cm" svg:y="2.67cm">
          <draw:text-box>
            <text:p text:style-name="P6"><text:span text:style-name="T5">job2</text:span></text:p>
          </draw:text-box>
        </draw:frame>
        <draw:frame draw:style-name="gr5" draw:text-style-name="P6" draw:layer="layout" svg:width="1.778cm" svg:height="0.962cm" svg:x="25.568cm" svg:y="3.77cm">
          <draw:text-box>
            <text:p text:style-name="P6"><text:span text:style-name="T5">job3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05-23T02:47:13.758326812</dc:date>
    <meta:editing-duration>PT2H55M10S</meta:editing-duration>
    <meta:editing-cycles>79</meta:editing-cycles>
    <meta:generator>LibreOffice/4.2.8.2$Linux_X86_64 LibreOffice_project/420m0$Build-2</meta:generator>
    <meta:document-statistic meta:object-count="83"/>
  </office:meta>
</office:document-meta>
</file>